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7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9"/>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9"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9"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9"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9"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9"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9"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9"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9"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9"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9"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 office:value-type="string" calcext:value-type="string">
            <text:p>RESERVATION PICK-UP</text:p>
          </table:table-cell>
          <table:table-cell table:style-name="ce1" office:value-type="string" calcext:value-type="string">
            <text:p>RECOGIDA DE RESERVA</text:p>
          </table:table-cell>
          <table:table-cell table:style-name="ce1" office:value-type="string" calcext:value-type="string">
            <text:p>PRENOTAZIONE RACCOLTA</text:p>
          </table:table-cell>
          <table:table-cell table:style-name="ce1"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9"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9"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9"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 office:value-type="string" calcext:value-type="string">
            <text:p>inscritook</text:p>
          </table:table-cell>
          <table:table-cell office:value-type="string" calcext:value-type="string">
            <text:p>Correctly registered</text:p>
          </table:table-cell>
          <table:table-cell table:style-name="ce9"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email_confimacion</text:p>
          </table:table-cell>
          <table:table-cell office:value-type="string" calcext:value-type="string">
            <text:p>Hi USUARIO,&lt;br&gt;&lt;br&gt;Thank you for choosing NOMBRE_MARCA.&lt;br&gt;&lt;br&gt;This is confirmation for your reservation NOMBRE_COCHE for the dates of FECHA_INICIO / FECHA_FIN. &lt;br&gt;&lt;br&gt;Here are your full booking details:&lt;br&gt;&lt;br&gt;Reservation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text:s/>&lt;br&gt;&lt;br&gt;NOMBRE_MARCA&lt;br&gt;DIRECCION_MARCA&lt;br&gt;DIRECCION_1_MARCA &lt;br&gt;EMAIL_MARCA&lt;br&gt;TELEFONO_MARCA</text:p>
          </table:table-cell>
          <table:table-cell table:style-name="Default" office:value-type="string" calcext:value-type="string">
            <text:p>Hola USUARIO,&lt;br&gt; &lt;br&gt; Gracias por elegir NOMBRE_MARCA.&lt;br&gt; &lt;br&gt; Esta es la confirmación de su reserva NOMBRE_COCHE para las fechas de FECHA_INICIO / FECHA_FIN.&lt;br&gt; &lt;br&gt; Aquí están los datos completos de su reserva:&lt;br&gt; &lt;br&gt; Número de confirmación de la reserva: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text:s/>&lt;br&gt; &lt;br&gt; NOMBRE_MARCA&lt;br&gt; DIRECCION_MARCA&lt;br&gt; DIRECCION_1_MARCA&lt;br&gt;</text:p>
          </table:table-cell>
          <table:table-cell office:value-type="string" calcext:value-type="string">
            <text:p>Ciao USUARIO,&lt;br&gt;&lt;br&gt;Grazie per aver scelto NOMBRE_MARCA.&lt;br&gt;&lt;br&gt;Questa è la conferma della tua prenotazione NOMBRE_COCHE per le date di FECHA_INICIO / FECHA_FIN.&lt;br&gt;&lt;br&gt;Ecco i dettagli completi della tua prenotazione:&lt;br&gt;&lt;br&gt;Numero di conferma della prenotazione: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lt;br&gt;NOMBRE_MARCA&lt;br&gt;DIRECCION_MARCA&lt;br&gt;DIRECCION_1_MARCA</text:p>
          </table:table-cell>
          <table:table-cell office:value-type="string" calcext:value-type="string">
            <text:p>Hallo USUARIO, <text:s/>&lt;br&gt;&lt;br&gt;vielen Dank, dass Sie sich für NOMBRE_MARCA entschieden haben.&lt;br&gt;&lt;br&gt;Dies ist die Bestätigung für Ihre Reservierung NOMBRE_COCHE für die Daten von FECHA_INICIO / FECHA_FIN. &lt;br&gt;&lt;br&gt;Hier sind Ihre vollständigen Buchungsdetails:&lt;br&gt;&lt;br&gt;Nummer der Reservier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 <text:s/>&lt;br&gt;&lt;br&gt;NOMBRE_MARCA&lt;br&gt;DIRECCION_MARCA&lt;br&gt;DIRECCION_1_MARCA</text:p>
          </table:table-cell>
        </table:table-row>
        <table:table-row table:style-name="ro1">
          <table:table-cell table:style-name="ce1" office:value-type="string" calcext:value-type="string">
            <text:p>titulomuestraofertas</text:p>
          </table:table-cell>
          <table:table-cell office:value-type="string" calcext:value-type="string">
            <text:p>Sample Offers found</text:p>
          </table:table-cell>
          <table:table-cell table:style-name="ce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 office:value-type="string" calcext:value-type="string">
            <text:p>reservacompletada</text:p>
          </table:table-cell>
          <table:table-cell office:value-type="string" calcext:value-type="string">
            <text:p>Reservation completed:</text:p>
          </table:table-cell>
          <table:table-cell table:style-name="ce9"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9"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9"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9"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9"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9"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9"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 office:value-type="string" calcext:value-type="string">
            <text:p>tooltip_fecha_recogida_informacion</text:p>
          </table:table-cell>
          <table:table-cell office:value-type="string" calcext:value-type="string">
            <text:p>Choose the day of pick up of the vehicle</text:p>
          </table:table-cell>
          <table:table-cell table:style-name="ce9"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 office:value-type="string" calcext:value-type="string">
            <text:p>tooltip_hora_recogida_informacion</text:p>
          </table:table-cell>
          <table:table-cell office:value-type="string" calcext:value-type="string">
            <text:p>Choose the pick up time of the vehicle</text:p>
          </table:table-cell>
          <table:table-cell table:style-name="ce9"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 office:value-type="string" calcext:value-type="string">
            <text:p>tooltip_fecha_devolucion_informacion</text:p>
          </table:table-cell>
          <table:table-cell office:value-type="string" calcext:value-type="string">
            <text:p>Choose the day of return of the vehicle</text:p>
          </table:table-cell>
          <table:table-cell table:style-name="ce9"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 office:value-type="string" calcext:value-type="string">
            <text:p>tooltip_hora_devolucion_informacion</text:p>
          </table:table-cell>
          <table:table-cell office:value-type="string" calcext:value-type="string">
            <text:p>Choose the time of return of the vehicle</text:p>
          </table:table-cell>
          <table:table-cell table:style-name="ce9"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1" office:value-type="string" calcext:value-type="string">
            <text:p>tooltip_edad_conductor_informacion</text:p>
          </table:table-cell>
          <table:table-cell office:value-type="string" calcext:value-type="string">
            <text:p>Driver's age</text:p>
          </table:table-cell>
          <table:table-cell table:style-name="ce9"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3" office:value-type="string" calcext:value-type="string">
            <text:p>tooltip_boton_ver_precios_informacion</text:p>
          </table:table-cell>
          <table:table-cell office:value-type="string" calcext:value-type="string">
            <text:p>Click to see the prices</text:p>
          </table:table-cell>
          <table:table-cell table:style-name="ce9"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1"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1"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1"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1"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1"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1"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8">
          <table:table-cell table:style-name="ce1" office:value-type="string" calcext:value-type="string">
            <text:p>titulo_enlace_combustible</text:p>
          </table:table-cell>
          <table:table-cell office:value-type="string" calcext:value-type="string">
            <text:p>Fuel Information</text:p>
          </table:table-cell>
          <table:table-cell table:style-name="ce1"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8">
          <table:table-cell table:style-name="ce1" office:value-type="string" calcext:value-type="string">
            <text:p>titulo_enlace_seguro</text:p>
          </table:table-cell>
          <table:table-cell office:value-type="string" calcext:value-type="string">
            <text:p>Insurance Information</text:p>
          </table:table-cell>
          <table:table-cell table:style-name="ce1"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8">
          <table:table-cell table:style-name="ce1" office:value-type="string" calcext:value-type="string">
            <text:p>titulo_enlace_conductoradicional</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9"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9"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9" office:value-type="string" calcext:value-type="string">
            <text:p>alsdfaslkdf</text:p>
          </table:table-cell>
        </table:table-row>
        <table:table-row table:style-name="ro1" table:number-rows-repeated="28">
          <table:table-cell table:number-columns-repeated="2"/>
          <table:table-cell table:style-name="ce9"/>
          <table:table-cell table:number-columns-repeated="2"/>
        </table:table-row>
        <table:table-row table:style-name="ro1">
          <table:table-cell table:number-columns-repeated="2"/>
          <table:table-cell table:style-name="ce9" office:value-type="string" calcext:value-type="string">
            <text:p><text:s text:c="2"/></text:p>
          </table:table-cell>
          <table:table-cell table:number-columns-repeated="2"/>
        </table:table-row>
        <table:table-row table:style-name="ro1" table:number-rows-repeated="1048250">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3">00/00/0000</text:date>, <text:time style:data-style-name="N2" text:time-value="23:32:06.31942000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23T23:33:49.006185437</dc:date>
    <meta:editing-duration>P2DT6H28M13S</meta:editing-duration>
    <meta:editing-cycles>108</meta:editing-cycles>
    <meta:generator>LibreOffice/7.1.3.2$Linux_X86_64 LibreOffice_project/10$Build-2</meta:generator>
    <meta:document-statistic meta:table-count="1" meta:cell-count="1472" meta:object-count="0"/>
  </office:meta>
</office:document-meta>
</file>